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150%"/>
    </style:style>
    <style:style style:name="P2" style:parent-style-name="Standard" style:family="paragraph">
      <style:paragraph-properties fo:line-height="150%"/>
      <style:text-properties fo:font-weight="bold" style:font-weight-asian="bold" style:font-weight-complex="bold"/>
    </style:style>
    <style:style style:name="P3" style:parent-style-name="Standard" style:family="paragraph">
      <style:paragraph-properties fo:line-height="150%"/>
      <style:text-properties fo:font-weight="bold" style:font-weight-asian="bold" style:font-weight-complex="bold"/>
    </style:style>
    <style:style style:name="P4" style:parent-style-name="Standard" style:family="paragraph">
      <style:paragraph-properties fo:line-height="150%"/>
      <style:text-properties fo:font-weight="bold" style:font-weight-asian="bold" style:font-weight-complex="bold"/>
    </style:style>
    <style:style style:name="P5" style:parent-style-name="Standard" style:family="paragraph">
      <style:paragraph-properties fo:line-height="150%"/>
      <style:text-properties fo:font-weight="bold" style:font-weight-asian="bold" style:font-weight-complex="bold"/>
    </style:style>
    <style:style style:name="P6" style:parent-style-name="Standard" style:family="paragraph">
      <style:paragraph-properties fo:line-height="150%"/>
    </style:style>
    <style:style style:name="P7" style:parent-style-name="Standard" style:family="paragraph">
      <style:paragraph-properties fo:line-height="150%"/>
    </style:style>
    <style:style style:name="T8" style:parent-style-name="DefaultParagraphFont" style:family="text">
      <style:text-properties style:font-name-asian="Liberation Serif" style:font-name-complex="Liberation Serif"/>
    </style:style>
    <style:style style:name="T9" style:parent-style-name="DefaultParagraphFont" style:family="text">
      <style:text-properties fo:language="sr" fo:country="RS"/>
    </style:style>
    <style:style style:name="T10" style:parent-style-name="DefaultParagraphFont" style:family="text">
      <style:text-properties style:font-name-asian="Liberation Serif" style:font-name-complex="Liberation Serif"/>
    </style:style>
    <style:style style:name="T11" style:parent-style-name="DefaultParagraphFont" style:family="text">
      <style:text-properties fo:language="sr" fo:country="RS"/>
    </style:style>
    <style:style style:name="T12" style:parent-style-name="DefaultParagraphFont" style:family="text">
      <style:text-properties style:font-name-asian="Liberation Serif" style:font-name-complex="Liberation Serif"/>
    </style:style>
    <style:style style:name="T13" style:parent-style-name="DefaultParagraphFont" style:family="text">
      <style:text-properties fo:language="sr" fo:country="RS"/>
    </style:style>
    <style:style style:name="T14" style:parent-style-name="DefaultParagraphFont" style:family="text">
      <style:text-properties fo:language="sr" fo:country="RS"/>
    </style:style>
    <style:style style:name="P15" style:parent-style-name="Standard" style:family="paragraph">
      <style:paragraph-properties fo:line-height="150%"/>
    </style:style>
    <style:style style:name="P16" style:parent-style-name="Standard" style:family="paragraph">
      <style:paragraph-properties fo:line-height="150%"/>
    </style:style>
    <style:style style:name="P17" style:parent-style-name="Standard" style:family="paragraph">
      <style:paragraph-properties fo:line-height="150%"/>
    </style:style>
    <style:style style:name="P18" style:parent-style-name="Standard" style:family="paragraph">
      <style:paragraph-properties fo:line-height="150%"/>
    </style:style>
    <style:style style:name="P19" style:parent-style-name="Standard" style:family="paragraph">
      <style:paragraph-properties fo:line-height="150%"/>
    </style:style>
    <style:style style:name="P20" style:parent-style-name="Standard" style:family="paragraph">
      <style:paragraph-properties fo:line-height="150%"/>
    </style:style>
    <style:style style:name="P21" style:parent-style-name="Standard" style:family="paragraph">
      <style:paragraph-properties fo:line-height="150%"/>
    </style:style>
    <style:style style:name="P22" style:parent-style-name="Standard" style:family="paragraph">
      <style:paragraph-properties fo:line-height="150%"/>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style:font-name-asian="Liberation Serif" style:font-name-complex="Liberation Serif"/>
    </style:style>
    <style:style style:name="T25" style:parent-style-name="DefaultParagraphFont" style:family="text">
      <style:text-properties fo:language="sr" fo:country="RS"/>
    </style:style>
    <style:style style:name="T26" style:parent-style-name="DefaultParagraphFont" style:family="text">
      <style:text-properties fo:language="sr" fo:country="RS"/>
    </style:style>
    <style:style style:name="P27" style:parent-style-name="Standard" style:family="paragraph">
      <style:paragraph-properties fo:line-height="150%"/>
    </style:style>
    <style:style style:name="P28" style:parent-style-name="Standard" style:family="paragraph">
      <style:paragraph-properties fo:line-height="150%"/>
    </style:style>
    <style:style style:name="T29" style:parent-style-name="DefaultParagraphFont" style:family="text">
      <style:text-properties style:text-underline-type="single" style:text-underline-style="solid" style:text-underline-width="auto" style:text-underline-mode="continuous"/>
    </style:style>
    <style:style style:name="T30" style:parent-style-name="DefaultParagraphFont" style:family="text">
      <style:text-properties fo:font-style="italic" style:font-style-asian="italic" style:font-style-complex="italic"/>
    </style:style>
    <style:style style:name="P31" style:parent-style-name="Standard" style:family="paragraph">
      <style:paragraph-properties fo:line-height="150%"/>
    </style:style>
    <style:style style:name="P32" style:parent-style-name="Standard" style:family="paragraph">
      <style:paragraph-properties fo:line-height="150%"/>
    </style:style>
    <style:style style:name="P33" style:parent-style-name="Standard" style:family="paragraph">
      <style:paragraph-properties fo:line-height="150%"/>
    </style:style>
    <style:style style:name="P34" style:parent-style-name="Standard" style:family="paragraph">
      <style:paragraph-properties fo:line-height="150%"/>
    </style:style>
    <style:style style:name="P35" style:parent-style-name="Standard" style:family="paragraph">
      <style:paragraph-properties fo:line-height="150%"/>
    </style:style>
    <style:style style:name="P36" style:parent-style-name="Standard" style:family="paragraph">
      <style:paragraph-properties fo:line-height="150%"/>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P39" style:parent-style-name="Standard" style:family="paragraph">
      <style:paragraph-properties fo:line-height="150%"/>
    </style:style>
    <style:style style:name="P40" style:parent-style-name="Standard" style:family="paragraph">
      <style:paragraph-properties fo:line-height="150%"/>
    </style:style>
    <style:style style:name="T41" style:parent-style-name="DefaultParagraphFont" style:family="text">
      <style:text-properties fo:font-style="italic" style:font-style-asian="italic" style:font-style-complex="italic"/>
    </style:style>
    <style:style style:name="P42" style:parent-style-name="Standard" style:family="paragraph">
      <style:paragraph-properties fo:line-height="150%"/>
    </style:style>
    <style:style style:name="P43" style:parent-style-name="Standard" style:family="paragraph">
      <style:paragraph-properties fo:line-height="150%"/>
    </style:style>
    <style:style style:name="P44" style:parent-style-name="Standard" style:family="paragraph">
      <style:paragraph-properties fo:line-height="150%"/>
    </style:style>
    <style:style style:name="P45" style:parent-style-name="Standard" style:family="paragraph">
      <style:paragraph-properties fo:line-height="150%"/>
      <style:text-properties fo:font-weight="bold" style:font-weight-asian="bold" style:font-weight-complex="bold"/>
    </style:style>
    <style:style style:name="P46" style:parent-style-name="Standard" style:family="paragraph">
      <style:paragraph-properties fo:line-height="150%"/>
    </style:style>
    <style:style style:name="P47" style:parent-style-name="Standard" style:family="paragraph">
      <style:paragraph-properties fo:line-height="150%"/>
    </style:style>
    <style:style style:name="P48" style:parent-style-name="Standard" style:family="paragraph">
      <style:paragraph-properties fo:line-height="150%"/>
    </style:style>
    <style:style style:name="P49" style:parent-style-name="Standard" style:family="paragraph">
      <style:paragraph-properties fo:line-height="150%"/>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style:font-name-asian="Liberation Serif" style:font-name-complex="Liberation Serif"/>
    </style:style>
    <style:style style:name="T53" style:parent-style-name="DefaultParagraphFont" style:family="text">
      <style:text-properties fo:language="sr" fo:country="RS"/>
    </style:style>
    <style:style style:name="P54" style:parent-style-name="Standard" style:family="paragraph">
      <style:paragraph-properties fo:line-height="150%"/>
    </style:style>
    <style:style style:name="P55" style:parent-style-name="Standard" style:family="paragraph">
      <style:paragraph-properties fo:line-height="150%"/>
    </style:style>
    <style:style style:name="P56" style:parent-style-name="Standard" style:family="paragraph">
      <style:paragraph-properties fo:line-height="150%"/>
    </style:style>
    <style:style style:name="P57" style:parent-style-name="Standard" style:family="paragraph">
      <style:paragraph-properties fo:line-height="150%"/>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style="italic" style:font-style-asian="italic" style:font-style-complex="italic"/>
    </style:style>
    <style:style style:name="T60" style:parent-style-name="DefaultParagraphFont" style:family="text">
      <style:text-properties fo:font-style="italic" style:font-style-asian="italic" style:font-style-complex="italic"/>
    </style:style>
    <style:style style:name="P61" style:parent-style-name="Standard" style:family="paragraph">
      <style:paragraph-properties fo:line-height="150%"/>
    </style:style>
    <style:style style:name="P62" style:parent-style-name="Standard" style:family="paragraph">
      <style:paragraph-properties fo:line-height="150%"/>
    </style:style>
    <style:style style:name="P63" style:parent-style-name="Standard" style:family="paragraph">
      <style:paragraph-properties fo:line-height="150%"/>
    </style:style>
    <style:style style:name="P64" style:parent-style-name="Standard" style:family="paragraph">
      <style:paragraph-properties fo:line-height="150%"/>
    </style:style>
    <style:style style:name="P65" style:parent-style-name="Standard" style:family="paragraph">
      <style:paragraph-properties fo:line-height="150%"/>
      <style:text-properties fo:font-weight="bold" style:font-weight-asian="bold" style:font-weight-complex="bold"/>
    </style:style>
    <style:style style:name="P66" style:parent-style-name="Standard" style:family="paragraph">
      <style:paragraph-properties fo:line-height="150%"/>
      <style:text-properties fo:font-weight="bold" style:font-weight-asian="bold" style:font-weight-complex="bold"/>
    </style:style>
    <style:style style:name="P67" style:parent-style-name="Standard" style:family="paragraph">
      <style:paragraph-properties fo:line-height="150%"/>
    </style:style>
    <style:style style:name="P68" style:parent-style-name="Standard" style:family="paragraph">
      <style:paragraph-properties fo:line-height="150%"/>
    </style:style>
    <style:style style:name="T69" style:parent-style-name="DefaultParagraphFont" style:family="text">
      <style:text-properties style:text-underline-type="single" style:text-underline-style="solid" style:text-underline-width="auto" style:text-underline-mode="continuous"/>
    </style:style>
    <style:style style:name="T70" style:parent-style-name="DefaultParagraphFont" style:family="text">
      <style:text-properties style:text-underline-type="single" style:text-underline-style="solid" style:text-underline-width="auto" style:text-underline-mode="continuous"/>
    </style:style>
    <style:style style:name="T71" style:parent-style-name="DefaultParagraphFont" style:family="text">
      <style:text-properties style:text-underline-type="single" style:text-underline-style="solid" style:text-underline-width="auto" style:text-underline-mode="continuous"/>
    </style:style>
    <style:style style:name="T72" style:parent-style-name="DefaultParagraphFont" style:family="text">
      <style:text-properties style:text-underline-type="single" style:text-underline-style="solid" style:text-underline-width="auto" style:text-underline-mode="continuous"/>
    </style:style>
    <style:style style:name="T73" style:parent-style-name="DefaultParagraphFont" style:family="text">
      <style:text-properties style:text-underline-type="single" style:text-underline-style="solid" style:text-underline-width="auto" style:text-underline-mode="continuous"/>
    </style:style>
    <style:style style:name="P74" style:parent-style-name="Standard" style:family="paragraph">
      <style:paragraph-properties fo:line-height="150%"/>
      <style:text-properties style:text-underline-type="single" style:text-underline-style="solid" style:text-underline-width="auto" style:text-underline-mode="continuous"/>
    </style:style>
    <style:style style:name="P75" style:parent-style-name="Standard" style:family="paragraph">
      <style:paragraph-properties fo:line-height="150%"/>
      <style:text-properties style:text-underline-type="single" style:text-underline-style="solid" style:text-underline-width="auto" style:text-underline-mode="continuous"/>
    </style:style>
    <style:style style:name="P76" style:parent-style-name="Standard" style:family="paragraph">
      <style:paragraph-properties fo:line-height="150%"/>
      <style:text-properties style:text-underline-type="single" style:text-underline-style="solid" style:text-underline-width="auto" style:text-underline-mode="continuous"/>
    </style:style>
    <style:style style:name="P77" style:parent-style-name="Standard" style:family="paragraph">
      <style:paragraph-properties fo:line-height="150%"/>
    </style:style>
    <style:style style:name="P78" style:parent-style-name="Standard" style:family="paragraph">
      <style:paragraph-properties fo:line-height="150%"/>
    </style:style>
    <style:style style:name="P79" style:parent-style-name="Standard" style:family="paragraph">
      <style:paragraph-properties fo:line-height="150%"/>
    </style:style>
    <style:style style:name="T80" style:parent-style-name="DefaultParagraphFont" style:family="text">
      <style:text-properties style:font-name-asian="Liberation Serif" style:font-name-complex="Liberation Serif"/>
    </style:style>
    <style:style style:name="T81" style:parent-style-name="DefaultParagraphFont" style:family="text">
      <style:text-properties fo:language="sr" fo:country="RS"/>
    </style:style>
    <style:style style:name="P82" style:parent-style-name="Standard" style:family="paragraph">
      <style:paragraph-properties fo:line-height="150%"/>
    </style:style>
    <style:style style:name="P83" style:parent-style-name="Standard" style:family="paragraph">
      <style:paragraph-properties fo:line-height="150%"/>
    </style:style>
    <style:style style:name="T84" style:parent-style-name="CommentReference" style:family="text">
      <style:text-properties style:font-name-complex="Mangal"/>
    </style:style>
    <style:style style:name="P85" style:parent-style-name="Standard" style:family="paragraph">
      <style:paragraph-properties fo:line-height="150%"/>
    </style:style>
    <style:style style:name="P86" style:parent-style-name="Standard" style:family="paragraph">
      <style:paragraph-properties fo:line-height="150%"/>
      <style:text-properties fo:font-weight="bold" style:font-weight-asian="bold" style:font-weight-complex="bold"/>
    </style:style>
    <style:style style:name="P87" style:parent-style-name="Standard" style:family="paragraph">
      <style:paragraph-properties fo:line-height="150%"/>
    </style:style>
    <style:style style:name="P88" style:parent-style-name="Standard" style:family="paragraph">
      <style:paragraph-properties fo:line-height="150%"/>
    </style:style>
    <style:style style:name="T89" style:parent-style-name="DefaultParagraphFont" style:family="text">
      <style:text-properties style:font-name-asian="Liberation Serif" style:font-name-complex="Liberation Serif"/>
    </style:style>
    <style:style style:name="T90" style:parent-style-name="DefaultParagraphFont" style:family="text">
      <style:text-properties fo:language="sr" fo:country="RS"/>
    </style:style>
    <style:style style:name="T91" style:parent-style-name="CommentReference" style:family="text">
      <style:text-properties style:font-name-complex="Mangal"/>
    </style:style>
    <style:style style:name="T92" style:parent-style-name="CommentReference" style:family="text">
      <style:text-properties style:font-name-complex="Mangal"/>
    </style:style>
    <style:style style:name="T93" style:parent-style-name="CommentReference" style:family="text">
      <style:text-properties style:font-name-complex="Mangal"/>
    </style:style>
    <style:style style:name="P94" style:parent-style-name="Standard" style:family="paragraph">
      <style:paragraph-properties fo:line-height="150%"/>
    </style:style>
    <style:style style:name="P95" style:parent-style-name="Standard" style:family="paragraph">
      <style:paragraph-properties fo:line-height="150%"/>
    </style:style>
    <style:style style:name="P96" style:parent-style-name="Standard" style:family="paragraph">
      <style:paragraph-properties fo:line-height="150%"/>
    </style:style>
    <style:style style:name="P97" style:parent-style-name="Standard" style:family="paragraph">
      <style:paragraph-properties fo:line-height="150%"/>
    </style:style>
    <style:style style:name="T98" style:parent-style-name="CommentReference" style:family="text">
      <style:text-properties style:font-name-complex="Mangal"/>
    </style:style>
    <style:style style:name="P99" style:parent-style-name="Standard" style:family="paragraph">
      <style:paragraph-properties fo:line-height="150%"/>
    </style:style>
    <style:style style:name="P100" style:parent-style-name="Standard" style:family="paragraph">
      <style:paragraph-properties fo:line-height="150%"/>
    </style:style>
    <style:style style:name="T101" style:parent-style-name="DefaultParagraphFont" style:family="text">
      <style:text-properties style:font-name-asian="Liberation Serif" style:font-name-complex="Liberation Serif"/>
    </style:style>
    <style:style style:name="T102" style:parent-style-name="DefaultParagraphFont" style:family="text">
      <style:text-properties fo:language="sr" fo:country="RS"/>
    </style:style>
    <style:style style:name="P103" style:parent-style-name="Standard" style:family="paragraph">
      <style:paragraph-properties fo:line-height="150%"/>
    </style:style>
    <style:style style:name="P104" style:parent-style-name="Standard" style:family="paragraph">
      <style:paragraph-properties fo:line-height="150%"/>
    </style:style>
    <style:style style:name="P105" style:parent-style-name="Standard" style:family="paragraph">
      <style:paragraph-properties fo:line-height="150%"/>
    </style:style>
    <style:style style:name="T106" style:parent-style-name="CommentReference" style:family="text">
      <style:text-properties style:font-name-complex="Mangal"/>
    </style:style>
    <style:style style:name="P107" style:parent-style-name="Standard" style:family="paragraph">
      <style:paragraph-properties fo:line-height="150%"/>
    </style:style>
    <style:style style:name="P108" style:parent-style-name="Standard" style:family="paragraph">
      <style:paragraph-properties fo:line-height="150%"/>
    </style:style>
    <style:style style:name="T109" style:parent-style-name="DefaultParagraphFont" style:family="text">
      <style:text-properties style:text-line-through-style="solid" style:text-line-through-width="auto" style:text-line-through-color="font-color" style:text-line-through-mode="continuous" style:text-line-through-type="single"/>
    </style:style>
    <style:style style:name="T110" style:parent-style-name="DefaultParagraphFont" style:family="text">
      <style:text-properties style:text-line-through-style="solid" style:text-line-through-width="auto" style:text-line-through-color="font-color" style:text-line-through-mode="continuous" style:text-line-through-type="single"/>
    </style:style>
    <style:style style:name="T111" style:parent-style-name="DefaultParagraphFont" style:family="text">
      <style:text-properties style:text-line-through-style="solid" style:text-line-through-width="auto" style:text-line-through-color="font-color" style:text-line-through-mode="continuous" style:text-line-through-type="single"/>
    </style:style>
    <style:style style:name="T112" style:parent-style-name="FootnoteSymbol" style:family="text">
      <style:text-properties style:text-line-through-style="solid" style:text-line-through-width="auto" style:text-line-through-color="font-color" style:text-line-through-mode="continuous" style:text-line-through-type="single"/>
    </style:style>
    <style:style style:name="T113" style:parent-style-name="DefaultParagraphFont" style:family="text">
      <style:text-properties style:font-name-asian="Liberation Serif" style:font-name-complex="Liberation Serif"/>
    </style:style>
    <style:style style:name="T114" style:parent-style-name="DefaultParagraphFont" style:family="text">
      <style:text-properties fo:language="sr" fo:country="RS"/>
    </style:style>
    <style:style style:name="T115" style:parent-style-name="DefaultParagraphFont" style:family="text">
      <style:text-properties style:text-line-through-style="solid" style:text-line-through-width="auto" style:text-line-through-color="font-color" style:text-line-through-mode="continuous" style:text-line-through-type="single"/>
    </style:style>
    <style:style style:name="T116" style:parent-style-name="DefaultParagraphFont" style:family="text">
      <style:text-properties style:text-line-through-style="solid" style:text-line-through-width="auto" style:text-line-through-color="font-color" style:text-line-through-mode="continuous" style:text-line-through-type="single"/>
    </style:style>
    <style:style style:name="P117" style:parent-style-name="Standard" style:family="paragraph">
      <style:paragraph-properties fo:line-height="150%"/>
      <style:text-properties style:text-line-through-style="solid" style:text-line-through-width="auto" style:text-line-through-color="font-color" style:text-line-through-mode="continuous" style:text-line-through-type="single"/>
    </style:style>
    <style:style style:name="P118" style:parent-style-name="Standard" style:family="paragraph">
      <style:paragraph-properties fo:line-height="150%"/>
      <style:text-properties fo:font-weight="bold" style:font-weight-asian="bold" style:font-weight-complex="bold"/>
    </style:style>
    <style:style style:name="P119" style:parent-style-name="Standard" style:family="paragraph">
      <style:paragraph-properties fo:line-height="150%"/>
    </style:style>
    <style:style style:name="P120" style:parent-style-name="Standard" style:family="paragraph">
      <style:paragraph-properties fo:line-height="150%"/>
    </style:style>
    <style:style style:name="T121" style:parent-style-name="CommentReference" style:family="text">
      <style:text-properties style:font-name-complex="Mangal"/>
    </style:style>
    <style:style style:name="P122" style:parent-style-name="Standard" style:family="paragraph">
      <style:paragraph-properties fo:line-height="150%"/>
    </style:style>
    <style:style style:name="P123" style:parent-style-name="Standard" style:family="paragraph">
      <style:paragraph-properties fo:line-height="150%">
        <style:tab-stops>
          <style:tab-stop style:type="left" style:position="6.1458in"/>
        </style:tab-stops>
      </style:paragraph-properties>
    </style:style>
    <style:style style:name="P124" style:parent-style-name="Standard" style:family="paragraph">
      <style:paragraph-properties fo:line-height="150%"/>
    </style:style>
    <style:style style:name="P125" style:parent-style-name="Standard" style:family="paragraph">
      <style:paragraph-properties fo:line-height="150%"/>
    </style:style>
    <style:style style:name="P126" style:parent-style-name="Standard" style:family="paragraph">
      <style:paragraph-properties fo:line-height="150%"/>
    </style:style>
    <style:style style:name="P127" style:parent-style-name="Standard" style:family="paragraph">
      <style:paragraph-properties fo:line-height="150%"/>
    </style:style>
    <style:style style:name="P128" style:parent-style-name="Standard" style:family="paragraph">
      <style:paragraph-properties fo:line-height="150%"/>
    </style:style>
    <style:style style:name="P129" style:parent-style-name="Standard" style:family="paragraph">
      <style:paragraph-properties fo:line-height="150%"/>
    </style:style>
    <style:style style:name="P130" style:parent-style-name="Standard" style:family="paragraph">
      <style:paragraph-properties fo:line-height="150%"/>
    </style:style>
    <style:style style:name="P131" style:parent-style-name="Standard" style:family="paragraph">
      <style:paragraph-properties fo:line-height="150%"/>
    </style:style>
    <style:style style:name="P132" style:parent-style-name="Standard" style:family="paragraph">
      <style:paragraph-properties fo:line-height="150%"/>
    </style:style>
    <style:style style:name="P133" style:parent-style-name="Standard" style:family="paragraph">
      <style:paragraph-properties fo:line-height="150%"/>
    </style:style>
    <style:style style:name="P134" style:parent-style-name="Standard" style:family="paragraph">
      <style:paragraph-properties fo:line-height="150%"/>
    </style:style>
    <style:style style:name="P135" style:parent-style-name="Standard" style:family="paragraph">
      <style:paragraph-properties fo:line-height="150%"/>
    </style:style>
    <style:style style:name="P136" style:parent-style-name="Standard" style:family="paragraph">
      <style:paragraph-properties fo:line-height="150%"/>
    </style:style>
    <style:style style:name="P137" style:parent-style-name="Standard" style:family="paragraph">
      <style:paragraph-properties fo:line-height="150%"/>
      <style:text-properties style:font-name-asian="Liberation Serif" style:font-name-complex="Liberation Serif"/>
    </style:style>
    <style:style style:name="P138" style:parent-style-name="Standard" style:family="paragraph">
      <style:paragraph-properties fo:line-height="150%"/>
    </style:style>
    <style:style style:name="P139" style:parent-style-name="Standard" style:family="paragraph">
      <style:paragraph-properties fo:line-height="150%"/>
    </style:style>
    <style:style style:name="P140" style:parent-style-name="Standard" style:family="paragraph">
      <style:paragraph-properties fo:line-height="150%"/>
    </style:style>
    <style:style style:name="P141" style:parent-style-name="Standard" style:family="paragraph">
      <style:paragraph-properties fo:line-height="150%"/>
      <style:text-properties style:font-name-asian="Liberation Serif" style:font-name-complex="Liberation Serif"/>
    </style:style>
    <style:style style:name="P142" style:parent-style-name="Standard" style:family="paragraph">
      <style:paragraph-properties fo:line-height="150%"/>
    </style:style>
    <style:style style:name="P143" style:parent-style-name="Standard" style:family="paragraph">
      <style:paragraph-properties fo:line-height="150%"/>
    </style:style>
    <style:style style:name="P144" style:parent-style-name="Standard" style:family="paragraph">
      <style:paragraph-properties fo:line-height="150%"/>
    </style:style>
    <style:style style:name="T145" style:parent-style-name="CommentReference" style:family="text">
      <style:text-properties style:font-name-complex="Mangal"/>
    </style:style>
    <style:style style:name="T146" style:parent-style-name="CommentReference" style:family="text">
      <style:text-properties style:font-name-complex="Mangal"/>
    </style:style>
    <style:style style:name="T147" style:parent-style-name="CommentReference" style:family="text">
      <style:text-properties style:font-name-complex="Mangal"/>
    </style:style>
    <style:style style:name="T148" style:parent-style-name="CommentReference" style:family="text">
      <style:text-properties style:font-name-complex="Mangal"/>
    </style:style>
    <style:style style:name="T149" style:parent-style-name="CommentReference" style:family="text">
      <style:text-properties style:font-name-complex="Mangal"/>
    </style:style>
    <style:style style:name="T150" style:parent-style-name="CommentReference" style:family="text">
      <style:text-properties style:font-name-complex="Mangal"/>
    </style:style>
    <style:style style:name="T151" style:parent-style-name="DefaultParagraphFont" style:family="text">
      <style:text-properties fo:font-style="italic" style:font-style-asian="italic" style:font-style-complex="italic"/>
    </style:style>
    <style:style style:name="T152" style:parent-style-name="CommentReference" style:family="text">
      <style:text-properties style:font-name-complex="Mangal"/>
    </style:style>
    <style:style style:name="T153" style:parent-style-name="CommentReference" style:family="text">
      <style:text-properties style:font-name-complex="Mangal"/>
    </style:style>
    <style:style style:name="T154" style:parent-style-name="CommentReference" style:family="text">
      <style:text-properties style:font-name-complex="Mangal"/>
    </style:style>
    <style:style style:name="P155" style:parent-style-name="Standard" style:family="paragraph">
      <style:paragraph-properties fo:line-height="150%"/>
    </style:style>
    <style:style style:name="P156" style:parent-style-name="Standard" style:family="paragraph">
      <style:paragraph-properties fo:line-height="150%"/>
    </style:style>
    <style:style style:name="P157" style:parent-style-name="Standard" style:family="paragraph">
      <style:paragraph-properties fo:line-height="150%"/>
    </style:style>
  </office:automatic-styles>
  <office:body>
    <office:text text:use-soft-page-breaks="true">
      <text:p text:style-name="P1"/>
      <text:p text:style-name="P2">Uvodna razmatranja</text:p>
      <text:p text:style-name="P3"/>
      <text:p text:style-name="P4"/>
      <text:p text:style-name="P5">PODLOŽNOST DA SE BUDE UBIJEN</text:p>
      <text:p text:style-name="P6"/>
      <text:p text:style-name="P7">Bavićemo se pojmom podložnosti jedne osobe, koja predstavlja letalnu pretnju drugoj osobi, da bude ubijena od strane te druge osobe koja deluje u samoodbrani ili<text:s/>samoprezervaciji.<text:span text:style-name="FootnoteSymbol"><text:note text:note-class="footnote" text:id="_ftn0"><text:note-citation>1</text:note-citation><text:note-body><text:p text:style-name="Footnote"><text:span text:style-name="T8"><text:s/></text:span><text:span text:style-name="T9">U ovom radu ću se baviti analizom pojma podložnosti itd...</text:span></text:p></text:note-body></text:note></text:span>Analiza pojma podložnost bi trebalo<text:span text:style-name="FootnoteSymbol"><text:note text:note-class="footnote" text:id="_ftn1"><text:note-citation>2</text:note-citation><text:note-body><text:p text:style-name="Footnote"><text:span text:style-name="T10"><text:s/></text:span><text:span text:style-name="T11">trebala</text:span></text:p></text:note-body></text:note></text:span><text:s/>da pruži odgovor na pitanje pod kojim uslovom, ako sve ostalo držimo nepromenljivim, jedna osoba ima pravo da oduzme život drugoj osobi u situaciji samoodbrane ili iz nužnosti radi očuvanja sopstvenog života. Tokom ovog izlaganja sistematski ćemo se oslanjati na upravo upotrebljenu klauzulu “ako sve ostalo držimo nepromenljivim” , pa je nećemo ubuduće navoditi. Njena upotreba će nam omogućiti da se usredsredimo upravo na one slučajeve samoodbrane u kojima je podložnost da se bude ubijen dovoljan uslov za letalno delovanje<text:span text:style-name="FootnoteSymbol"><text:note text:note-class="footnote" text:id="_ftn2"><text:note-citation>3</text:note-citation><text:note-body><text:p text:style-name="Footnote"><text:span text:style-name="T12"><text:s/></text:span><text:span text:style-name="T13">Ovde bi mogao malo vise da objasnis ovaj pojam, sad dal preko reference ili da u samom radu posvetis tome ko</text:span><text:span text:style-name="T14">ju recenicu- tvoj izbor</text:span></text:p></text:note-body></text:note></text:span>. Krenimo od primera koji se u raznim svojim oblicima u literaturi uzima kao tačka konvergencije svih uticajnih teorija o podložnosti neke osobe da bude ubijena u samoodbrani.</text:p>
      <text:p text:style-name="P15"/>
      <text:p text:style-name="P16">Zlonamerni ubica:</text:p>
      <text:p text:style-name="P17"/>
      <text:p text:style-name="P18"/>
      <text:p text:style-name="P19"/>
      <text:p text:style-name="P20">Često neki drugi moralni<text:s/>faktori mogu da nadjačaju podložnost. To ilustruje sledeći primer:</text:p>
      <text:p text:style-name="P21"/>
      <text:p text:style-name="P22"><text:span text:style-name="T23">Terorista</text:span><text:s/>drži na nišanu taoca koga namerava svakog trenutka da ubije. Mi smo u situaciji da zaštitimo pravo na život te osobe tako što možemo da ubijemo zločinca sa distance, jer se on nalazi na meti našeg snajpera. Ali takođe znamo da terorista poseduje znanje o šifri pomoću koje može da se deaktivira razorna eksplozivna naprava koja će u kratkom roku razneti milionski grad. Odustajemo od odbrane taoca i on biva ubijen.<text:span text:style-name="FootnoteSymbol"><text:note text:note-class="footnote" text:id="_ftn3"><text:note-citation>4</text:note-citation><text:note-body><text:p text:style-name="Footnote"><text:span text:style-name="T24"><text:s/></text:span><text:span text:style-name="T25">Za ovaj primer</text:span><text:span text:style-name="T26"><text:s/>takođe navedi u referenci odakle ga preuzimas</text:span></text:p></text:note-body></text:note></text:span></text:p>
      <text:p text:style-name="P27"/>
      <text:p text:style-name="P28">Ovde možemo reći da je terorista podložan da bude ubijen, kao i ubica u prvom primeru, ali da to ipak ne treba da učinmo kada se sve uzme u obzir. Mogući su razni odgovori na to zašto ne treba<text:s/><text:soft-page-break/>ubiti teroristu<text:s/>iako je tome podložan. Princip manjeg zla je svakako jedan od kandidata. Prema ovom principu sporedni efekti naših radnji ne smeju biti disproporcionalni. To bi u slučaju nasilnog nestanka milionskog grada svakako bio slučaj. Mi se u ovom radu nećemo baviti opravdanjem principa manjeg zla, ali treba napomenuti da stvari poput katastrofa koje se ogledaju u velikom broju izgubljenih života mogu da nadjačaju određena deontološka ograničenja. U tom smislu, pojam proporcionalnosti koji ide<text:s/><text:span text:style-name="T29">ruku pod ruku</text:span><text:s/>sa pojmom podložnosti, a kojim se određuje dopuštena mera između količine štete koju neko odbija i štete koju nanosi, u slučaju kada imamo broj osoba veči od 2 ostaje izvan okvira ovog rada. Opravdanje za to nalazimo u tome što ćemo razmatrati uglavnom tipične primere samoodbrane u kojima se javljaju dve osobe od kojih samo jedna može da izvuče “živu glavu” iz situacije. Jednom kada utvrdimo principe koji važe u<text:s/><text:span text:style-name="T30">1-na-1</text:span><text:s/>slučajevima možemo da napravimo korak u pravcu u kojem je broj učesnika u situaciji veći.</text:p>
      <text:p text:style-name="P31"/>
      <text:p text:style-name="P32"/>
      <text:p text:style-name="P33"/>
      <text:p text:style-name="P34">Pojam nužnosti samoodbrane je takođe nužan deo aparata samoodbrane, ali mi se ni njime nećemo posebno baviti, već ćemo ga pretpostavljati u primerima koje budemo razmatrali. To znači da će ubistvo odrđene osobe koja nas ugrožava biti jedini izlaz iz situacije<text:s/>koju razmatramo ukoliko nije drugačije naznačeno.</text:p>
      <text:p text:style-name="P35"/>
      <text:p text:style-name="P36">Iskoristimo primer<text:s/><text:span text:style-name="T37">Terorista</text:span><text:s/>kako bismo uočili i to da podložnost osobe da bude ubijena može biti u vezi sa pravom treće osobe koja nije direktno od nje ugrožena da je ubije, ukoliko druga osoba čije je pravo na život direktno ugroženo nije u stanju da sama svoje pravo zaštiti. Pravo na<text:s/><text:span text:style-name="T38">odbranu drugog</text:span><text:s/>je u bliskoj vezi sa pravom na samoodbranu i mi ćemo se na njega osvrtati tokom rada u meri u kojoj ono može da baci dodatno svetlo na primere samoodbrane.</text:p>
      <text:p text:style-name="P39"/>
      <text:p text:style-name="P40">Do sada smo spomenuli naš interes da se pozabavimo pojmom podložnosti u osnovnim situacijama u kojima postoji prinudni izbor između života dvoje ljudi. To će nam omogućiti da stavimo u zagrade inače važne pojmove proporcionalnosti i nužnosti samoodbrane. Uveli smo pojam odbrane drugog preko koga ćemo moći da testiramo svoje intuicije o proporcionalnosti u pogledu prirode štete koju nekom nanosimo i stepena odgovornosti koju osoba kojoj se šteta nanosi poseduje. Ovaj uži pojam proporcionalnosti ćemo tretirati kao operativan i u okviru našeg ispitivanja pojma podložnosti koje je ograničeno na slučajeve u kojima učestvuju dve osobe. Proporcionalnost u<text:s/><text:span text:style-name="T41">1-na-1</text:span><text:s/>slučajevima igra važnu ulogu. Ona se odnosi na to koliko snažan odgovor lica koje primenjuje odbrambenu<text:s/>silu sme da bude u određenoj situaciji. Razlozi za samoodbranu nisu samo odbijanje<text:s/><text:soft-page-break/>letalne pretnje već i odbijanje težih oblika povređivanja uopšte. Silovanje bi bio jedan razlog za dopustivost primenjivanja letalne odbrambene slie. (Navesti slučajeve)<text:page-number text:fixed="false">2</text:page-number></text:p>
      <text:p text:style-name="P42"/>
      <text:p text:style-name="P43">Primeri intenziteta odbrane s obzirom na odgovornost napadača...</text:p>
      <text:p text:style-name="P44"/>
      <text:p text:style-name="P45">SAMOZAŠTITA (smooočuvanje, samoodržanje)</text:p>
      <text:p text:style-name="P46"/>
      <text:p text:style-name="P47">Pre nego što pristupimo našem zadatku važno je uvesti i pojam samozaštite (self-preservation). Učinimo to najpre posredstvom primera.</text:p>
      <text:p text:style-name="P48"/>
      <text:p text:style-name="P49"><text:span text:style-name="T50">Kopl</text:span><text:span text:style-name="T51">je</text:span><text:s/>leti ka jednoj nevinoj osobi i jedini način da ova preživi jeste da zgrabi slučajnog prolaznika I iskoristi njegovo telo kao štit. Ona to čini, slučajni prolaznik je ubijen.<text:span text:style-name="FootnoteSymbol"><text:note text:note-class="footnote" text:id="_ftn4"><text:note-citation>5</text:note-citation><text:note-body><text:p text:style-name="Footnote"><text:span text:style-name="T52"><text:s/></text:span><text:span text:style-name="T53">U referenci navedi odakle preuzimas primer</text:span></text:p></text:note-body></text:note></text:span></text:p>
      <text:p text:style-name="P54"/>
      <text:p text:style-name="P55">Postoji široka<text:s/>saglasnost u pogledu intuicije da je korišćenje nekog kao štita u ovoj situaciji očigledno nedopušteno. Postavlja se sada pitanje kao i u prethodnom primeru: zašto ne smemo da zaštitimo svoj život tako što ćemo žrtvovati nekog drugog? Prvi odgovor koji, sa<text:s/>svoje strane, izaziva novo pitanje, bio bi: zato što slučajni prolaznik nije podložan da bude ubijen. Mogli bismo da se zapitamo kako bi izgledala situacija u kojoj bi neko bio podložan da bude ubijen.</text:p>
      <text:p text:style-name="P56"/>
      <text:p text:style-name="P57"><text:span text:style-name="T58">Zamka:</text:span><text:s/>slučajni prolaznik iz prethodnog primera<text:s/><text:span text:style-name="T59">Kop</text:span><text:span text:style-name="T60">lje</text:span><text:s/>je zapravo zlikovac koji nam je ranije postavio zamku takvu da će se koplje lansirati ka nama kada se nađemo na određenoj lokaciji i onda se svesno zatekao tu kako bi voajerski uživao u izvršenju sopstvenog paklenog plana. (on bi bio kriminalni posmatrač)</text:p>
      <text:p text:style-name="P61"/>
      <text:p text:style-name="P62">On bi zapravo bio podložan da ga iskoristimo kao štit kako bismo zaštitili svoj život, ako ne možemo da preduzmemo ništa drugo. Treće lice bi takođe imalo pravo da nam asistira u tome da se zaštitimo zlikovčevim telom ukoliko sami ne bismo bili u stanju da to učinimo.</text:p>
      <text:p text:style-name="P63"/>
      <text:p text:style-name="P64">Sada bi trebalo da odgovorimo na pitanje zbog čega slučajni prolaznik ima moralni imunitet u primeru Koplja, a ne i u slučaju Zamka.</text:p>
      <text:p text:style-name="P65"/>
      <text:p text:style-name="P66">PRAVA</text:p>
      <text:p text:style-name="P67"/>
      <text:soft-page-break/>
      <text:p text:style-name="P68"><text:span text:style-name="T69">Držeći se zdravorazumske koncepcije morala možemo da kažemo da on poseduje pravo na život i da<text:s/></text:span><text:span text:style-name="T70">nije učinio ništa što bi ovo dovelo u pitanje. Pored toga poseduje pravo da sam za sebe odluči u pogledu ciljeva čijem će ostvarenju težiti u životu. U tom smislu nemamo osećaj da ima dužnost da podnese veliku žrtvu da bi zaštitio život druge osobe, u konk</text:span><text:span text:style-name="T71">retnom slučaju to bi za njega značilo gubitak života. On bi to i dalje mogao da učini, ali bi to tada bio supererogatorni čin. Naravno, u nešto izmenjenoj situaciji ukoliko bi mogao da pomogne po cenu da zadobije povrede koje ne bi bitno onemogućile postiz</text:span><text:span text:style-name="T72">anje ciljeva u životu imao bi dužnost da to učini. Pitanje gde se nalazi granica ove dužnosti je važno, ali za naše potrebe dovoljno je da imamo ideju o tome da bi gubitak nekog od ekstremiteta značio ozbiljno ugrožavanje mogućnosti ostvarivanja životnih c</text:span><text:span text:style-name="T73">iljeva, dok bi modrice, ugruvanost, možda neki bezazleniji prelomi bili u okviru nečije dužnosti da spasi tuđi život.</text:span></text:p>
      <text:p text:style-name="P74"/>
      <text:p text:style-name="P75">S druge strane, ako bismo slučajnog prolaznika koristili kao ljudski štit svakako ne bismo iskazali dužno poštovanje spram njegove ličnosti.</text:p>
      <text:p text:style-name="P76"/>
      <text:p text:style-name="P77">Robert Nozik je u svojoj knjizi Anarhija, Država i Utopija zagovarao sličnu koncepciju moralnih prava koja imaju prvenstvo u odnosu na razmatranja o korisnost. Međutim, on je identifikovao teorijski problem u pogledu same logike prava koji se javlja<text:s/>onda kada dođe do konflikta između onih koji prava poseduju u jednakoj meri. Nozik je sam registrovao da su primeri poput ljudskog štita i nevine pretnje, koji ćemo uskoro predstaviti, otvoren problem za njegovu teoriju prava, ali on se svesno time nije bavio u knjizi. Ipak valjalo bi pomenuti paradoks koji se javlja kada pretpostavimo da su prava apsolutna ili da imaju leksički prioritet u odnosu na korisnost. Nozikovo pitanje glasi:</text:p>
      <text:p text:style-name="P78"/>
      <text:p text:style-name="P79">“Kako može obzir koji imamo spram neugrožavanja nekog C da nas navede da ne prekršimo C čak i onda kada bi to sprečilo drugo mnogo obimnije ugrožavanje C-a"<text:span text:style-name="FootnoteSymbol"><text:note text:note-class="footnote" text:id="_ftn5"><text:note-citation>6</text:note-citation><text:note-body><text:p text:style-name="Footnote"><text:span text:style-name="T80"><text:s/></text:span><text:span text:style-name="T81">referenca</text:span></text:p></text:note-body></text:note></text:span></text:p>
      <text:p text:style-name="P82"/>
      <text:p text:style-name="P83">Primer Terorista upravo izaziva tu intuiciju. Terorista je bio podložan da bude ubijen jer je ugrozio pravo na život taoca, ali obziri koji su se ticali spašavanja života stanovnika milionskog grada su prevagnuli. Drugim rečima, ovde smo pritisnuti zahtevom da maksimalizujemo poštovanje prava drugih osoba. Tu je reč o konsekvencijalističkom načinu viđenja problema. Nozik tome pokušava da odoli pozivajući se<text:s/>na dve stvari od kojih smo jednu već pomenuli dok je druga implicitno prisutna kada je reč o jeziku prava. Prva je svakako izvestan oblik Kantove maksime koja se naziva<text:s/><text:soft-page-break/>formulom humanosti i prema kojoj su individue svrhe, a ne samo sredstva za izvršenje tuđih svrha. Otuda se one ne smeju koristiti za ostvarenje bilo kojih ciljeva na koje same nisu pristale. Druga ideja je u osnovi posledica ove prve i tvrdi da postoje posebne individue od kojih svaka vodi svoj život, pa se jedne ne smeju žrtvovati zarad drugih. Ova dva principa označavaju kao princip autonomije i princip odvojenosti osoba. Njihovo poštovanje čini osnovu deontoloških restrikcija. Naravno, da li pozivanje na ova dva principa rešava Nozikov paradoks ili ne to ostavljamo za neku drugu priliku, tek ostaje pitanje kako rešavamo konflikt u situacijama u kojima imamo određeni broj osoba nad kojima se nadvila neka pretnja i s obzirom na okolnosti ne mogu svi da računaju da pretrpe jednaku štetu, a pritom sve imaju autonomiju i odvojene živote. Ako pretpostavljamo da osobe uživaju jednak stepen autonomije i da su njihovi životi<text:s/><office:annotation office:name="0" xml:id="570745466"><dc:creator>Turisticki svet</dc:creator><dc:date>2020-02-29T13:15:00</dc:date><text:p text:style-name="CommentText">Ubaci zarez</text:p></office:annotation>nezavisni<text:span text:style-name="T84"><office:annotation-end office:name="0"/></text:span><text:s/>određeni pojmovi distributivne pravde će morati da se angažuju u situaciji u kojima se šteta između njih mora podeliti. To važi i za slučajeve samoodbrane u kojima se javljaju dve osobe od kojih samo jedna može da izvuče živu glavu iz situacije. Šteta se i tu mora raspodeliti s obzirom na neki princip.</text:p>
      <text:p text:style-name="P85"/>
      <text:p text:style-name="P86">ZDRAVORAZUMSKI PRISTUP I PRAKTIČNA ETIKA</text:p>
      <text:p text:style-name="P87"/>
      <text:p text:style-name="P88">Dužni smo da podelimo još jedno zapažanje u vezi sa prirodom analize koju ćemo primenjivati. Mi ćemo se kretati u okvirima praktične etike. Nije zgoreg<text:span text:style-name="FootnoteSymbol"><text:note text:note-class="footnote" text:id="_ftn6"><text:note-citation>7</text:note-citation><text:note-body><text:p text:style-name="Footnote"><text:span text:style-name="T89"><text:s/></text:span><text:span text:style-name="T90">Izbaci ovo</text:span></text:p></text:note-body></text:note></text:span><text:s/>dati obrazloženje za upotrebu termina “praktična etika” u odnosu na isto tako rasprostranjeni termin “primenjena etika” jer potonji može da nas zavede. Naime, termin<text:s/>“primenjena etika” sugeriše to da postoji izvesna generalna etička teorija koju onda primenjujemo na izvesne slučajeve iz svakodnevnog života kako bismo ih moralno ocenili. Generalne etičke teorije su razvijane kroz istoriju. Dva najistaknutija primera etičkih teorija u pogledu toga šta znače termini ispravno i neispravno, dužnosti i sloboda, dobro i loše su utilitarizam i deontologija (etika dužnosti). Utilitaristi pretpostavljaju princip korisnosti i pokušavaju da njegovu valjanost opravdaju time koliko uspešno objašnjava neke intuicije do kojih<text:s/><office:annotation office:name="1" xml:id="570745643"><dc:creator>Turisticki svet</dc:creator><dc:date>2020-02-29T13:18:00</dc:date><text:p text:style-name="CommentText"><text:span text:style-name="CommentReference">Intuicije pokusavaju da objasne I deontolozi. Mozda jos neka kvalifikacija treba da se doda.</text:span></text:p></office:annotation>držimo<text:span text:style-name="T91"><office:annotation-end office:name="1"/></text:span>. Isto tako, pozivajući se na sam utilitaristički princip utilitaristi proglašavaju iracionalnost nekih drugih intuicija koje se široko<text:s/><office:annotation office:name="2" xml:id="570745789"><dc:creator>Turisticki svet</dc:creator><dc:date>2020-02-29T13:21:00</dc:date><text:p text:style-name="CommentText"><text:span text:style-name="CommentReference">“Koje se siroke dele”, bolja formulacija potrebna.</text:span></text:p></office:annotation>dele<text:span text:style-name="T92"><office:annotation-end office:name="2"/></text:span>, a čije se postojanje ne može uskladiti sa samim principom. Kant putem analize pojma dužnosti dolazi do kategoričkog imperativa kao principa koji opravdava našu upotrebu jezika dužnosti i bliže je određuje (<office:annotation office:name="3" xml:id="570745915"><dc:creator>Turisticki svet</dc:creator><dc:date>2020-02-29T13:23:00</dc:date><text:p text:style-name="CommentText">Ovde kao da nesto nedostaje, malko vise o deontologiji, novi pasus…</text:p></office:annotation>Allison<text:span text:style-name="T93"><office:annotation-end office:name="3"/></text:span>).</text:p>
      <text:p text:style-name="P94"/>
      <text:p text:style-name="P95">Međutim, ukoliko čitav projekat otpočnemo moralnim ocenjivanjem određenih konkretnih situacija i onda<text:s/>pokušamo da objasnimo svoje sudove o njima prizivajući principe koje su deo zdravorazumskih moralnih shvatanja etički pejzaž poprima drugačiji izgled. Putem suočavanja sa<text:s/><text:soft-page-break/>određenim situacijama, najčešće hipotetičkim i smišljenim tako da stave na test upotrebu određenog moralnog pojma, u našem slučaju to će biti pojam dopuštenosti ubistva u samoodbrani, mi možemo ustanoviti drugačije etičke teorije od gore pomenutih. Na ovaj način zdravorazumskim odnosom prema konkretnim moralnim primerima pokušavamo da ustanovimo obrazce koji rukovode naše stavove i da identifikujemo principe koji na prvi pogled važe u određenim tipskim situacijama. Tu ćemo se susresti sa principom dvostrukog efekta, principom činjenja ili dopuštanja da se dogodi šteta i mnogim drugim. Ovi principi imaju svoje važenje u izvesnim situacijama, ali ne u svim. Oni nisu nužno viđeni kao pretendenti na status sveobuhvatnih moralnih teorija, već kao generalizacije učinjene na bazi identifikacije određenih faktora koji utiču na naše intuicije. Iako se čini da o određenim situacijama mi po pravilu sudimo podrazumevajući važenje nekog od ovih ili njima sličnih principa i dalje ostaje otvorena mogućnost da se oni mogu u okviru generalne etičke teorije podvesti pod neku od alternativa – na primer utilitarizam pravila ili kontraktualizam. U ovom radu ćemo se držati ovako shvaćenog zdravorazumskog pristupa koji je svojstven praktičnoj etici i odbaciti ambiciju da išta neposredno korisno kažemo u vezi sa generalnom etičkom teorijom. Isto tako nećemo se baviti<text:s/>analizom jezika moralnih prava, ali će svakako teorije koje ćemo tokom istraživanja predstaviti imati implikacije ne samo na ove oblasti nego i mnoge druge. (slika filozofskog poduhvata). Tako ćemo mnoge stvari nužno morati da uzmemo zdravo za gotovo i da<text:s/>se usredsredimo na analizu onih situacija koje su neposredno relevantne za pojam samoodbrane koji ispitujemo.</text:p>
      <text:p text:style-name="P96"/>
      <text:p text:style-name="P97">Na osnovu ovih uvodnih razmatranja možemo uslovno da kažemo da postoje dva izvora<text:s/><office:annotation office:name="4" xml:id="570746201"><dc:creator>Turisticki svet</dc:creator><dc:date>2020-02-29T13:27:00</dc:date><text:p text:style-name="CommentText">Ovo treba preformulisati.<text:s/></text:p><text:p text:style-name="CommentText"/><text:p text:style-name="CommentText">Mozda nekako ovako:</text:p><text:p text:style-name="CommentText">… mozemo uslovno da kazemo da postoje dva izvora morala, tj moralnih obaveza. Jedan se tice ideje da svako ima obavezu (ili da postoji opsta obaveza) da ucini svet boljim mestom. Drugi se ti ce ideje da svako ima obavezu da ne cini stetu drugima…</text:p></office:annotation>morala<text:span text:style-name="T98"><office:annotation-end office:name="4"/></text:span>. Možemo da uočimo postojanje dužnosti da činimo svet boljim mestom. Drugi izvor moralnih obaveza bi se ticao toga da ne treba da činimo štetu drugima. Ovo bi svakako potpadalo pod dužnosti pravde. Duh vremena u kojem živimo je takav da se razlika između ove dve vrste dužnosti može lako razaznati. Kada je reč<text:s/>o činjenju sveta boljim mestom izgleda kao da ovu dužnost ne dugujemo nikom ponaosob kao ljudi. Slobodni smo da sami biramo na koji način ćemo to činiti i prema kome. Međutim, dužnosti pravde dugujemo određenim osobama kojima smo nepravdu učinili, jer osobe poseduju prava. Tu nemamo slobodu kao u prvom slučaju. Nekada su dužnosti pravde starije od dužnosti koje imamo da činimo dobro. Jedan od primera koji ovo ilustruju je sledeći:</text:p>
      <text:p text:style-name="P99"/>
      <text:p text:style-name="P100">Transplantacija: A brilliant transplant surgeon has five patients, each in need of a different organ, each of whom will die without that organ. Unfortunately, there are no organs available to perform any of these five transplant operations. A healthy young traveler, just passing through the city the doctor works in, comes in for a<text:s/>routine checkup. In the course of doing the checkup, the doctor<text:s/><text:soft-page-break/>discovers that his organs are compatible with all five of his dying patients. Suppose further that if the young man were to disappear, no-one would suspect the doctor.<text:s/><text:span text:style-name="FootnoteSymbol"><text:note text:note-class="footnote" text:id="_ftn7"><text:note-citation>8</text:note-citation><text:note-body><text:p text:style-name="Footnote"><text:span text:style-name="T101"><text:s/></text:span><text:span text:style-name="T102">referenca</text:span></text:p></text:note-body></text:note></text:span></text:p>
      <text:p text:style-name="P103"/>
      <text:p text:style-name="P104"/>
      <text:p text:style-name="P105">Drugim<text:s/>rečima, neposredan moralni sud koji većina ljudi ima u pogledu ovog slučaja jeste takav da je nedopustivo ubistvo vitalnog turiste kako bi se spasao život petorice drugih pacijenata, iako bi kao rezultat toga svet bio bogatiji za četiri ljudska života. Moralni sud da ne možemo da činimo svet boljim mestom po svaku cenu i u svakoj situaciji nešto je do čega deontolozi drže i pokušavaju da otkriju koji principi mogu da ga<text:s/><office:annotation office:name="5" xml:id="570746431"><dc:creator>Turisticki svet</dc:creator><dc:date>2020-02-29T13:31:00</dc:date><text:p text:style-name="CommentText">Vde nova recenica. “Sa druge trane, utilitaristi postupaka bi ovaj sud smatrali (ili smatraju) iracionalnim…</text:p></office:annotation>opravdaju<text:span text:style-name="T106"><office:annotation-end office:name="5"/></text:span>, dok bi, na primer, utilitaristi postupaka smatrali iracionalnom i zahtevali<text:s/>da od njega odustanemo, a u korist intuitivnjeg moralnog principa najveće sreće za najveći broj ljudi.</text:p>
      <text:p text:style-name="P107"/>
      <text:p text:style-name="P108"><text:span text:style-name="T109">Kada već govorimo o duhu vremena, ovde možemo da napravimo jednu digresiju i da se podsetimo stanovišta Vilijema Godvina poznatog utilitariste i anarhis</text:span><text:span text:style-name="T110">te koji je verovao da su dužnosti činjenja dobrog takođe dužnosti pravde. Godvinov poznati primer ilustruje drugačije razumevanje: “kada prolazimo pored prosjaka I imamo pare u džepu iako te pare legalno pripadaju nama moralno pripadaju njemu, jer su njemu</text:span><text:span text:style-name="T111"><text:s/>najpotrebnije. Dužni smo da mu ih damo, u suprotnom krademo od njega”.</text:span><text:span text:style-name="T112"><text:note text:note-class="footnote" text:id="_ftn8"><text:note-citation>9</text:note-citation><text:note-body><text:p text:style-name="Footnote"><text:span text:style-name="T113"><text:s/></text:span><text:span text:style-name="T114">referenca</text:span></text:p></text:note-body></text:note></text:span><text:span text:style-name="T115"><text:s/>Ne odričemo mogućnost da bi ova teorija koja pretpostavlja da svako ima pravo na ono što za njega ima najveću korist imala šanse za uspeh, ali ovde pre svega stavljamo ak</text:span><text:span text:style-name="T116">cenat na to da Godvinova teorija kontraintuitivna. To samo po sebi još uvek ne znači da sama teorija nije istinita, ali mi se konkretno njome nećemo baviti.</text:span></text:p>
      <text:p text:style-name="P117"/>
      <text:p text:style-name="P118">REFLEKSIVNI EKVILIBRIJUM</text:p>
      <text:p text:style-name="P119"/>
      <text:p text:style-name="P120">Pominjali smo pojmove kao što su intuicija, principi i teorije u kontekstu moralne filozofije. Vreme je i da ih bliže odredimo. Naime, intuicija ili osećaj na primer u pogledu ispravnosti nekog postupka je u stvari neposredni moralni sud koji o tom postupku<text:s/><office:annotation office:name="6" xml:id="570746620"><dc:creator>Turisticki svet</dc:creator><dc:date>2020-02-29T13:34:00</dc:date><text:p text:style-name="CommentText">Ovde je ili “naime” ili “na primer” suvisno.</text:p></office:annotation>imamo<text:span text:style-name="T121"><office:annotation-end office:name="6"/></text:span>. Sledeće pitanje je onda kako možemo formulisati princip koji nam omogućava da sudimo na određeni način o nekom postupku.</text:p>
      <text:p text:style-name="P122"/>
      <text:p text:style-name="P123"><text:tab/></text:p>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text:s/></text:p>
      <text:p text:style-name="P138"/>
      <text:p text:style-name="P139"/>
      <text:p text:style-name="P140"/>
      <text:p text:style-name="P141"><text:s/></text:p>
      <text:p text:style-name="P142"/>
      <text:p text:style-name="P143"/>
      <text:p text:style-name="Standard"/>
      <text:p text:style-name="Standard"/>
      <text:p text:style-name="Standard"/>
      <text:p text:style-name="Standard"/>
      <text:p text:style-name="Standard">Zaključna razmatranja</text:p>
      <text:p text:style-name="Standard"/>
      <text:p text:style-name="P144">Odgovor na pitanje da li je, i ako jeste, pod kojim uslovima opravdano ubiti<text:s/><office:annotation office:name="7" xml:id="570746715"><dc:creator>Turisticki svet</dc:creator><dc:date>2020-02-29T13:36:00</dc:date><text:p text:style-name="CommentText">Mozda postoji bolji izraz. Akone staviti pod navodnike.</text:p></office:annotation>ne-odgovornu pretnju<text:span text:style-name="T145"><office:annotation-end office:name="7"/></text:span>, dakle osobu koja je ne samo nevina, nego<text:s/>koja ne snosi ni minimalnu odgovornosti za činjenicu da predstavlja pretnju nečijem životu, je važan, jer može poslužiti kao model određenih situacija u etici ratovanja. Tradicionalna teorija pravednog rata onako kako ju je izložio Majkl Valcer, njen istaknuti proponent, podrazumeva da pravila koja uređuju ispravno ponašanje u ratu (jus in bello?) treba da <text:s/>omoguće to da vojnici obe zaraćene strane mogu jedni drugima da budu legitimne mete dok civili moraju biti pošteđeni. Na prvi pogled ovo pravilo izgleda<text:s/>prihvatljivo čak i iz perspektive našeg razmatranja ne-odgovorne pretnje jer često civili mogu biti zloupotrebljeni u ratu od strane vojnika. Najčešći primer je živi štit, ali postoje i mnogi drugi. Ono što bismo želeli je da sačuvamo intuiciju da je generalno nedopustivo preduzimati vojna dejstva spram civila. Međutim, teorija suprotstavljena ovoj koja se u literatutri naziva revizionističkom u pogledu razumevanja ideje pravednog rata i čiji je predstavnik Džef MekMan, ne deli ove stavove. Najpre, teza da<text:s/>su vojnici legitimne mete jedni drugima predmet je<text:s/><office:annotation office:name="8" xml:id="570746856"><dc:creator>Turisticki svet</dc:creator><dc:date>2020-02-29T13:38:00</dc:date><text:p text:style-name="CommentText">Izmeni red neci: da su vojnici jedni drugima legitimne mete”</text:p></office:annotation>spora<text:span text:style-name="T146"><office:annotation-end office:name="8"/></text:span>. Budući da u ratu u načelu možemo da razlikujemo koja je od strana u pravednom ratu, a koja<text:s/>sprovodi agresiju, tretirati vojnike strane koja se<text:s/><text:soft-page-break/>opravdano brani kao legitimne mete izgleda sporno. Naime, vojnici<text:s/><office:annotation office:name="9" xml:id="570746926"><dc:creator>Turisticki svet</dc:creator><dc:date>2020-02-29T13:39:00</dc:date><text:p text:style-name="CommentText">Staviti medju zareze od “u” do “su”.</text:p></office:annotation>u<text:span text:style-name="T147"><office:annotation-end office:name="9"/></text:span><text:s/>ratu na strani koja je nepravedno napadnuta su nevini isto kao i civili. Kao model ove situacije bi mogao da posluži klasični slučaj samoodbrane od zlonamernog napadača. Postoje slučajevi koji se nalaze između onih u kojima postoji odgovornost i krivica jedne strane za napad na drugu osobu i slučajeva kojima smo se mi bavili u kojima imamo ne-<office:annotation office:name="10" xml:id="570747013"><dc:creator>Turisticki svet</dc:creator><dc:date>2020-02-29T13:41:00</dc:date><text:p text:style-name="CommentText">Pod navodnike</text:p></office:annotation>odgovorne<text:span text:style-name="T148"><office:annotation-end office:name="10"/></text:span><text:s/>pojedince koji predstavljaju pretnju po nečiji život. To će biti slučajvi u kojima neko snosi odgovornost za ugrožavnje drugih ali ne svojom krivicom, već kao posledica izvesne greške ili na bazi doprinosa nekom stanju stvari u kojem ne igra odlučujuću ulogu. Na primer zaposleni u fabrici oružja, ili oni koji se bave proizvodnjom i dostavom potrepština za rat iza borbenih linija. Isto tako, oni koji se odaju antiratnoj kampanji opravdano, ali pogrešno, verujući da na taj način doprinose okončavanju sukoba, a u stvari doprinose njegovom<text:s/><office:annotation office:name="11" xml:id="570747068"><dc:creator>Turisticki svet</dc:creator><dc:date>2020-02-29T13:42:00</dc:date><text:p text:style-name="CommentText">Ovo je nejasan primer, kako antiratna kaMPANJA ima tu posledicu?</text:p></office:annotation>intenziviranju<text:span text:style-name="T149"><office:annotation-end office:name="11"/></text:span>. Odgovor na pitanje koji nivo odgovornosti za doprinos nekom stanju stvari je neophodan da bismo mogli da opravdano pripišemo podložnost pojedincima koji su uključenu u ratna zbivanja, makar to bili i civili. U svakom slučaju ukoliko je prag moralne odgovornosti potreban da bi se neko smatrao podložnim da bude ubijen nizak to bi imalo drugačije posledice. Mnogi civili bi tada bili legitimne mete dok neki vojnici na nepravednoj strani koji ne doprinose ratu (istrazivanje o neucescu) ne bi bili legitimne mete. Sam zakon o ratu pravi razliku na vojnike I civile iako prema revizionističkom stanovištu to nije opravdano, jer I vojnici I civili na opravdanoj strani su nevini I uglavnom nisu podložni da budu ubijeni. Sa druge strane, teoretičari pravednog rata koji rade unutar revizionističke paradigme skloni su da prihvate Zakon o ratu u ovoj tački iz pragmatičnih razloga. U stvarnosti ukoliko bi strana koja je u nepravednom ratu verovala da su I vojnici I civili druge strane nevini onda ne bi imala podsticaj da pravi bilo kakvu razliku u svom odnosu prema njima, što bi vodilo do nediskriminisanog ubijanja. Pravo i moral divergiraju u nekim situacijama, jer<text:s/><office:annotation office:name="12" xml:id="570747221"><dc:creator>Turisticki svet</dc:creator><dc:date>2020-02-29T13:44:00</dc:date><text:p text:style-name="CommentText">“je” visak</text:p></office:annotation>je<text:span text:style-name="T150"><office:annotation-end office:name="12"/></text:span><text:s/>ex ante perspektiva koju zakonodavac usvaja, a koja treba da ograniči I usmeri određene vidove ponašanja u budućnosti mora da uzme u obzir istorijski, sociološki i psihološki aspekt stvarnosti. Etička teorija pristupa problemima iz<text:s/><text:span text:style-name="T151">ex post</text:span><text:s/>perspektive koja između ostalog ispituje koji kurs akcije je najprihvatljiviji kada uzmemo u obzir sve činjenice o stvarnosti. Taj pristup smo i mi primenili kada smo se bavili analizom moralne dopustivosti ubistva u samoodbrani u slučaju u kojem je pretnja po naš život nevina osoba, koja nije moralno odgovorna za to što se našla u situaciji pretnje I što nas ugrožava. Zaključili<text:s/><office:annotation office:name="13" xml:id="570747283"><dc:creator>Turisticki svet</dc:creator><dc:date>2020-02-29T13:45:00</dc:date><text:p text:style-name="CommentText">zarez</text:p></office:annotation>smo<text:span text:style-name="T152"><office:annotation-end office:name="13"/></text:span>,<text:s/>sledeći MekMana I Ocuku, a suprotno Thomson I .., da ne postoji moralna asimetrija između žrtve I nevine pretnje koja bi poslužila kao osnov da ustanovimo podložnost nevine pretnje da bude ubijena. Time smo pokazali da postoje dobri razlozi da se sumnja da brojni učesnici rata nisu podložni da budu ubijeni. Tu spada određeni skup dece ratnika kojima je ispran mozak ili su pod dejstvom narkotika. Potonje važi I za vojnike uopšte. Isto tako, nevini štitovi ne bi bili podložni da budu ubijeni i podrazumeva se brojni civili i aktivisti koji imaju opravdano lažno verovanje da ne doprinose ratnim dejstvima, a u stvari to čine.<text:s/><text:soft-page-break/>U ratovima život gubi veliki broj ljudi koji nisu podložni da budu ubijeni. Ipak za neke od ovih smrti teoretičari ali I učesnici u ratu kao opravdanje navode princip manje štete. U vezi sa tim, mi ćemo ovde da ukažemo samo na to<text:s/>da razmatranja koja smo stavili po strani, a tiču se brojeva žrtava nekad mogu da prevagnu u odnosu na nečije pravo na život. U tim slučajevima pozivamo se na princip manje štete, jer I dalje osobe koje su ubijene nisu bile podložne da budu ubijene, već je<text:s/>njihovo pravo nadjačano usled postojanja višeg razloga, ali ne i narušeno (infringed violeted). Na primer, možemo kolateralno da ubijemo određeni broj nevinih osoba ukoliko će to za posledicu imati sprečavanje genocida. <text:s/>Primetimo ovde da je genocid mnogo<text:s/>veće zlo nego kolateralne smrti bitno manjeg broja osoba. Deontološka etika prihvata da postoje razlozi da se čini najveće moguće dobro uz izvesna ograničenja. To je upravo izraženo u primeru sa genocidom. Namerna ubistva nevinih ljudi je mnogo teže opravdati, nego ubistva nevinih ljudi kao kolateralna<text:s/><office:annotation office:name="14" xml:id="570747470"><dc:creator>Turisticki svet</dc:creator><dc:date>2020-02-29T13:49:00</dc:date><text:p text:style-name="CommentText"><text:span text:style-name="CommentReference">ubaceno “e”</text:span></text:p></office:annotation>šteta<text:span text:style-name="T153"><office:annotation-end office:name="14"/></text:span>. Kalkulacija proporcionalnosti se ovde vrši s obzirom na skup svih onih koji su podložni da budu ubijeni sa jasnom namerom I skup onih koji nisu podložni ali čije je pravo na život nadjačano razlozima koji imaju značaj višeg reda. U deontološkoj paradigmi ostvarivanje najvećeg mogućeg dobra je moguće pod određenim ograničenjima. Posledice naših postupaka su važne, ali je važan I na koji način su one proizvedene. Tu postoje ograničenja u pogledu slobode ljudskog delovanja spram ostvarenja većeg dobvra. Teorija podložnosti da se bude ubijen ima za cilj da deo tih ograničenja eksplicira. Na osnovu toga će se rukovoditi i praktične politike u pogledu reparacije štete porodicama ubijenih. Na primer oni koji su<text:s/>u pravednom ratu ubili izvestan broj nevinih civila kao sporednu posledica ostvarivanja višeg cilja I dalje duguju drugačiji odnos prema žrtvama koje nisu bile podožne da budu ubijene I njihovim porodicama, nego što je to slučaj kada je reč o onima koji su bili podložni da budu<text:s/><office:annotation office:name="15" xml:id="570747600"><dc:creator>Turisticki svet</dc:creator><dc:date>2020-02-29T13:51:00</dc:date><text:p text:style-name="CommentText">potrebna mala reformulacija</text:p></office:annotation>ubijeni<text:span text:style-name="T154"><office:annotation-end office:name="15"/></text:span>. Ovde možemo da uočimo da se ova teorija samoodbrane koju smo I u našim razmatranjima razmatrali zajedno sa slučajevima samooprezervacije može proširiti i na druge domene u oblasti praktične filozofije, pored etike pravednog<text:s/>rata. Primena se dešava u okvirima teorije kazne, kao i drugih tema iz oblasti političke filozofije u vezi sa pravom na pobunu i političkim obligacijama uopšte.</text:p>
      <text:p text:style-name="P155"/>
      <text:p text:style-name="P156"/>
      <text:p text:style-name="P157">Oprostiv, iskupljuje, izgovara, objašnjav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noteSymbol" style:display-name="Footnote Symbol" style:family="text">
      <style:text-properties style:text-position="super 66.6%"/>
    </style:style>
    <style:style style:name="Footnoteanchor" style:display-name="Footnote anchor" style:family="text">
      <style:text-properties style:text-position="super 66.6%"/>
    </style:style>
    <style:style style:name="FootnoteReference" style:display-name="Footnote Reference" style:family="text" style:parent-style-name="DefaultParagraphFont">
      <style:text-properties style:text-position="super 66.6%"/>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701in" fo:page-height="11.6902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uristicki svet</meta:initial-creator>
    <dc:creator>Turisticki svet</dc:creator>
    <meta:creation-date>2020-02-29T12:52:00Z</meta:creation-date>
    <dc:date>2020-02-29T12:52:00Z</dc:date>
    <meta:template xlink:href="Normal" xlink:type="simple"/>
    <meta:editing-cycles>2</meta:editing-cycles>
    <meta:editing-duration>PT420S</meta:editing-duration>
    <meta:document-statistic meta:page-count="10" meta:paragraph-count="47" meta:word-count="3557" meta:character-count="23790" meta:row-count="169" meta:non-whitespace-character-count="20280"/>
  </office:meta>
</office:document-meta>
</file>